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.getElementById('agenda-form').addEventListener('submit', function(event) {<text:line-break/> <text:s/>event.preventDefault();<text:line-break/><text:line-break/> <text:s/>const titulo = document.getElementById('titulo').value;<text:line-break/> <text:s/>const data = document.getElementById('data').value;<text:line-break/> <text:s/>const hora = document.getElementById('hora').value;<text:line-break/><text:line-break/> <text:s/>if (titulo &amp;&amp; data &amp;&amp; hora) {<text:line-break/> <text:s text:c="3"/>const compromisso = document.createElement('li');<text:line-break/> <text:s text:c="3"/>compromisso.textContent = `${titulo} - ${data} às ${hora}`;<text:line-break/> <text:s text:c="3"/>document.getElementById('lista-compromissos').appendChild(compromisso);<text:line-break/><text:line-break/> <text:s text:c="3"/>// Limpa o formulário<text:line-break/> <text:s text:c="3"/>document.getElementById('agenda-form').reset();<text:line-break/> <text:s/>}<text:line-break/>});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06T10:02:17.454000000</dc:date>
    <meta:editing-duration>PT4S</meta:editing-duration>
    <meta:editing-cycles>1</meta:editing-cycles>
    <meta:document-statistic meta:table-count="0" meta:image-count="0" meta:object-count="0" meta:page-count="1" meta:paragraph-count="1" meta:word-count="42" meta:character-count="591" meta:non-whitespace-character-count="514"/>
    <meta:generator>LibreOffice/7.1.5.2$Windows_X86_64 LibreOffice_project/85f04e9f809797b8199d13c421bd8a2b025d52b5</meta:generator>
  </office:meta>
</office:document-meta>
</file>